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TxTestEntityDao.incrementCountIntern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jbTxTestEntityDao.getCountIntern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jbTxTestEntityDao.getTes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